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variant="normal" fo:text-transform="none" fo:color="#4d5156" style:font-name="Roboto" fo:font-size="10.5pt" fo:letter-spacing="normal" fo:font-style="normal" fo:font-weight="normal"/>
    </style:style>
    <style:style style:name="T5" style:family="text">
      <style:text-properties fo:font-variant="normal" fo:text-transform="none" fo:color="#5f6368" style:font-name="Roboto" fo:font-size="10.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2">to be there.” But somewhere inside himself, in a place he cannot look at or acknowledge. He knows what is about to happen. <text:line-break/><text:line-break/>“You're a fucking </text:span><text:span text:style-name="T1">winner.</text:span><text:span text:style-name="T2">”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2">Face upturned he stared down the open corridor and his fingers laced the boots without vision, the action automatic. Whatever warning signs were screaming from the hidden places he could not hear </text:span><text:soft-page-break/><text:span text:style-name="T2">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2">Then the algorithm began to descend into the books and realities of his company. It looked in the dark places. Saw the slip shod work. The lack of understanding. The Mistakes and... he couldn't say it. But </text:span><text:span text:style-name="T2">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3"/>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3">At the door was his computer language coach. Mr. Eakman. (</text:span><text:span text:style-name="T4">Don </text:span><text:span text:style-name="Emphasis"><text:span text:style-name="T5">Eakman</text:span></text:span> <text:span text:style-name="T3">)</text:span></text:p>
      <text:p text:style-name="P2"/>
      <text:p text:style-name="P2">“Hello Don. How are the cattle?” Asked his father with a smile and a refrain into a quiet tune he whistled as he listened. </text:p>
      <text:p text:style-name="P2"/>
      <text:p text:style-name="Standard"><text:span text:style-name="T3">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3">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3">Katty's eyes looked cold even though her face was still smiling. “Looks like the ship that done came to </text:span><text:soft-page-break/><text:span text:style-name="T3">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3">The class could see Mr. Eakman wasn't even pushing his ship away at full speed. It doddered along at half thrust. The class chattered. Anyone knew the only stratigy would be to use the distance and pick </text:span><text:soft-page-break/><text:span text:style-name="T3">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The kickstart lever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
      <text:p text:style-name="P1"/>
      <text:p text:style-name="P1"/>
      <text:p text:style-name="P1"><text:s/></text:p>
      <text:p text:style-name="P1"/>
      <text:p text:style-name="P1"/>
      <text:p text:style-name="P1"/>
      <text:p text:style-name="P1"/>
      <text:p text:style-name="P1"/>
      <text:p text:style-name="P1"/>
      <text:p text:style-name="P1"/>
      <text:p text:style-name="P1"><text:soft-page-break/>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1-24T08:37:31.33</dc:date>
    <dc:creator>Blake Stanger</dc:creator>
    <meta:editing-duration>P4DT15H55M35S</meta:editing-duration>
    <meta:editing-cycles>358</meta:editing-cycles>
    <meta:generator>OpenOffice/4.1.11$Win32 OpenOffice.org_project/4111m1$Build-9808</meta:generator>
    <meta:document-statistic meta:table-count="0" meta:image-count="0" meta:object-count="0" meta:page-count="53" meta:paragraph-count="491" meta:word-count="29083" meta:character-count="159427"/>
  </office:meta>
</office:document-meta>
</file>